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3"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4"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5" style:family="paragraph" style:parent-style-name="Standard" style:master-page-name="Standard">
      <style:paragraph-properties fo:line-height="115%" fo:text-align="justify" style:justify-single-word="false" style:page-number="auto"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color="#252525" fo:background-color="#ffffff" loext:char-shading-value="0"/>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rafiki: <text:a xlink:type="simple" xlink:href="http://foudubulbe.tumblr.com/post/104324124279" text:style-name="Internet_20_link" text:visited-style-name="Visited_20_Internet_20_Link">http</text:a><text:a xlink:type="simple" xlink:href="http://foudubulbe.tumblr.com/post/104324124279" text:style-name="Internet_20_link" text:visited-style-name="Visited_20_Internet_20_Link">://</text:a><text:a xlink:type="simple" xlink:href="http://foudubulbe.tumblr.com/post/104324124279" text:style-name="Internet_20_link" text:visited-style-name="Visited_20_Internet_20_Link">foudubulbe</text:a><text:a xlink:type="simple" xlink:href="http://foudubulbe.tumblr.com/post/104324124279" text:style-name="Internet_20_link" text:visited-style-name="Visited_20_Internet_20_Link">.</text:a><text:a xlink:type="simple" xlink:href="http://foudubulbe.tumblr.com/post/104324124279" text:style-name="Internet_20_link" text:visited-style-name="Visited_20_Internet_20_Link">tumblr</text:a><text:a xlink:type="simple" xlink:href="http://foudubulbe.tumblr.com/post/104324124279" text:style-name="Internet_20_link" text:visited-style-name="Visited_20_Internet_20_Link">.</text:a><text:a xlink:type="simple" xlink:href="http://foudubulbe.tumblr.com/post/104324124279" text:style-name="Internet_20_link" text:visited-style-name="Visited_20_Internet_20_Link">com</text:a><text:a xlink:type="simple" xlink:href="http://foudubulbe.tumblr.com/post/104324124279" text:style-name="Internet_20_link" text:visited-style-name="Visited_20_Internet_20_Link">/</text:a><text:a xlink:type="simple" xlink:href="http://foudubulbe.tumblr.com/post/104324124279" text:style-name="Internet_20_link" text:visited-style-name="Visited_20_Internet_20_Link">post</text:a><text:a xlink:type="simple" xlink:href="http://foudubulbe.tumblr.com/post/104324124279" text:style-name="Internet_20_link" text:visited-style-name="Visited_20_Internet_20_Link">/104324124279</text:a></text:p>
      <text:p text:style-name="P1"><text:a xlink:type="simple" xlink:href="http://th06.deviantart.net/fs71/PRE/f/2014/262/b/1/fffffffffffffffffffffff_by_ottonandpooky-d7zq2dx.png" text:style-name="Internet_20_link" text:visited-style-name="Visited_20_Internet_20_Link">http</text:a><text:a xlink:type="simple" xlink:href="http://th06.deviantart.net/fs71/PRE/f/2014/262/b/1/fffffffffffffffffffffff_by_ottonandpooky-d7zq2dx.png" text:style-name="Internet_20_link" text:visited-style-name="Visited_20_Internet_20_Link">://</text:a><text:a xlink:type="simple" xlink:href="http://th06.deviantart.net/fs71/PRE/f/2014/262/b/1/fffffffffffffffffffffff_by_ottonandpooky-d7zq2dx.png" text:style-name="Internet_20_link" text:visited-style-name="Visited_20_Internet_20_Link">th</text:a><text:a xlink:type="simple" xlink:href="http://th06.deviantart.net/fs71/PRE/f/2014/262/b/1/fffffffffffffffffffffff_by_ottonandpooky-d7zq2dx.png" text:style-name="Internet_20_link" text:visited-style-name="Visited_20_Internet_20_Link">06.</text:a><text:a xlink:type="simple" xlink:href="http://th06.deviantart.net/fs71/PRE/f/2014/262/b/1/fffffffffffffffffffffff_by_ottonandpooky-d7zq2dx.png" text:style-name="Internet_20_link" text:visited-style-name="Visited_20_Internet_20_Link">deviantart</text:a><text:a xlink:type="simple" xlink:href="http://th06.deviantart.net/fs71/PRE/f/2014/262/b/1/fffffffffffffffffffffff_by_ottonandpooky-d7zq2dx.png" text:style-name="Internet_20_link" text:visited-style-name="Visited_20_Internet_20_Link">.</text:a><text:a xlink:type="simple" xlink:href="http://th06.deviantart.net/fs71/PRE/f/2014/262/b/1/fffffffffffffffffffffff_by_ottonandpooky-d7zq2dx.png" text:style-name="Internet_20_link" text:visited-style-name="Visited_20_Internet_20_Link">net</text:a><text:a xlink:type="simple" xlink:href="http://th06.deviantart.net/fs71/PRE/f/2014/262/b/1/fffffffffffffffffffffff_by_ottonandpooky-d7zq2dx.png" text:style-name="Internet_20_link" text:visited-style-name="Visited_20_Internet_20_Link">/</text:a><text:a xlink:type="simple" xlink:href="http://th06.deviantart.net/fs71/PRE/f/2014/262/b/1/fffffffffffffffffffffff_by_ottonandpooky-d7zq2dx.png" text:style-name="Internet_20_link" text:visited-style-name="Visited_20_Internet_20_Link">fs</text:a><text:a xlink:type="simple" xlink:href="http://th06.deviantart.net/fs71/PRE/f/2014/262/b/1/fffffffffffffffffffffff_by_ottonandpooky-d7zq2dx.png" text:style-name="Internet_20_link" text:visited-style-name="Visited_20_Internet_20_Link">71/</text:a><text:a xlink:type="simple" xlink:href="http://th06.deviantart.net/fs71/PRE/f/2014/262/b/1/fffffffffffffffffffffff_by_ottonandpooky-d7zq2dx.png" text:style-name="Internet_20_link" text:visited-style-name="Visited_20_Internet_20_Link">PRE</text:a><text:a xlink:type="simple" xlink:href="http://th06.deviantart.net/fs71/PRE/f/2014/262/b/1/fffffffffffffffffffffff_by_ottonandpooky-d7zq2dx.png" text:style-name="Internet_20_link" text:visited-style-name="Visited_20_Internet_20_Link">/</text:a><text:a xlink:type="simple" xlink:href="http://th06.deviantart.net/fs71/PRE/f/2014/262/b/1/fffffffffffffffffffffff_by_ottonandpooky-d7zq2dx.png" text:style-name="Internet_20_link" text:visited-style-name="Visited_20_Internet_20_Link">f</text:a><text:a xlink:type="simple" xlink:href="http://th06.deviantart.net/fs71/PRE/f/2014/262/b/1/fffffffffffffffffffffff_by_ottonandpooky-d7zq2dx.png" text:style-name="Internet_20_link" text:visited-style-name="Visited_20_Internet_20_Link">/2014/262/</text:a><text:a xlink:type="simple" xlink:href="http://th06.deviantart.net/fs71/PRE/f/2014/262/b/1/fffffffffffffffffffffff_by_ottonandpooky-d7zq2dx.png" text:style-name="Internet_20_link" text:visited-style-name="Visited_20_Internet_20_Link">b</text:a><text:a xlink:type="simple" xlink:href="http://th06.deviantart.net/fs71/PRE/f/2014/262/b/1/fffffffffffffffffffffff_by_ottonandpooky-d7zq2dx.png" text:style-name="Internet_20_link" text:visited-style-name="Visited_20_Internet_20_Link">/1/</text:a><text:a xlink:type="simple" xlink:href="http://th06.deviantart.net/fs71/PRE/f/2014/262/b/1/fffffffffffffffffffffff_by_ottonandpooky-d7zq2dx.png" text:style-name="Internet_20_link" text:visited-style-name="Visited_20_Internet_20_Link">fffffffffffffffffffffff</text:a><text:a xlink:type="simple" xlink:href="http://th06.deviantart.net/fs71/PRE/f/2014/262/b/1/fffffffffffffffffffffff_by_ottonandpooky-d7zq2dx.png" text:style-name="Internet_20_link" text:visited-style-name="Visited_20_Internet_20_Link">_</text:a><text:a xlink:type="simple" xlink:href="http://th06.deviantart.net/fs71/PRE/f/2014/262/b/1/fffffffffffffffffffffff_by_ottonandpooky-d7zq2dx.png" text:style-name="Internet_20_link" text:visited-style-name="Visited_20_Internet_20_Link">by</text:a><text:a xlink:type="simple" xlink:href="http://th06.deviantart.net/fs71/PRE/f/2014/262/b/1/fffffffffffffffffffffff_by_ottonandpooky-d7zq2dx.png" text:style-name="Internet_20_link" text:visited-style-name="Visited_20_Internet_20_Link">_</text:a><text:a xlink:type="simple" xlink:href="http://th06.deviantart.net/fs71/PRE/f/2014/262/b/1/fffffffffffffffffffffff_by_ottonandpooky-d7zq2dx.png" text:style-name="Internet_20_link" text:visited-style-name="Visited_20_Internet_20_Link">ottonandpooky</text:a><text:a xlink:type="simple" xlink:href="http://th06.deviantart.net/fs71/PRE/f/2014/262/b/1/fffffffffffffffffffffff_by_ottonandpooky-d7zq2dx.png" text:style-name="Internet_20_link" text:visited-style-name="Visited_20_Internet_20_Link">-</text:a><text:a xlink:type="simple" xlink:href="http://th06.deviantart.net/fs71/PRE/f/2014/262/b/1/fffffffffffffffffffffff_by_ottonandpooky-d7zq2dx.png" text:style-name="Internet_20_link" text:visited-style-name="Visited_20_Internet_20_Link">d</text:a><text:a xlink:type="simple" xlink:href="http://th06.deviantart.net/fs71/PRE/f/2014/262/b/1/fffffffffffffffffffffff_by_ottonandpooky-d7zq2dx.png" text:style-name="Internet_20_link" text:visited-style-name="Visited_20_Internet_20_Link">7</text:a><text:a xlink:type="simple" xlink:href="http://th06.deviantart.net/fs71/PRE/f/2014/262/b/1/fffffffffffffffffffffff_by_ottonandpooky-d7zq2dx.png" text:style-name="Internet_20_link" text:visited-style-name="Visited_20_Internet_20_Link">zq</text:a><text:a xlink:type="simple" xlink:href="http://th06.deviantart.net/fs71/PRE/f/2014/262/b/1/fffffffffffffffffffffff_by_ottonandpooky-d7zq2dx.png" text:style-name="Internet_20_link" text:visited-style-name="Visited_20_Internet_20_Link">2</text:a><text:a xlink:type="simple" xlink:href="http://th06.deviantart.net/fs71/PRE/f/2014/262/b/1/fffffffffffffffffffffff_by_ottonandpooky-d7zq2dx.png" text:style-name="Internet_20_link" text:visited-style-name="Visited_20_Internet_20_Link">dx</text:a><text:a xlink:type="simple" xlink:href="http://th06.deviantart.net/fs71/PRE/f/2014/262/b/1/fffffffffffffffffffffff_by_ottonandpooky-d7zq2dx.png" text:style-name="Internet_20_link" text:visited-style-name="Visited_20_Internet_20_Link">.</text:a><text:a xlink:type="simple" xlink:href="http://th06.deviantart.net/fs71/PRE/f/2014/262/b/1/fffffffffffffffffffffff_by_ottonandpooky-d7zq2dx.png" text:style-name="Internet_20_link" text:visited-style-name="Visited_20_Internet_20_Link">png</text:a> (jak można się domyślić okładka FF, tylko za cholerę nie wiem jak ją wykadrować)</text:p>
      <text:p text:style-name="P1"><text:a xlink:type="simple" xlink:href="https://derpicdn.net/img/view/2014/11/11/762622__safe_solo_fluttershy_artist-colon-swomswom.jpeg" text:style-name="Internet_20_link" text:visited-style-name="Visited_20_Internet_20_Link">https</text:a><text:a xlink:type="simple" xlink:href="https://derpicdn.net/img/view/2014/11/11/762622__safe_solo_fluttershy_artist-colon-swomswom.jpeg" text:style-name="Internet_20_link" text:visited-style-name="Visited_20_Internet_20_Link">://</text:a><text:a xlink:type="simple" xlink:href="https://derpicdn.net/img/view/2014/11/11/762622__safe_solo_fluttershy_artist-colon-swomswom.jpeg" text:style-name="Internet_20_link" text:visited-style-name="Visited_20_Internet_20_Link">derpicdn</text:a><text:a xlink:type="simple" xlink:href="https://derpicdn.net/img/view/2014/11/11/762622__safe_solo_fluttershy_artist-colon-swomswom.jpeg" text:style-name="Internet_20_link" text:visited-style-name="Visited_20_Internet_20_Link">.</text:a><text:a xlink:type="simple" xlink:href="https://derpicdn.net/img/view/2014/11/11/762622__safe_solo_fluttershy_artist-colon-swomswom.jpeg" text:style-name="Internet_20_link" text:visited-style-name="Visited_20_Internet_20_Link">net</text:a><text:a xlink:type="simple" xlink:href="https://derpicdn.net/img/view/2014/11/11/762622__safe_solo_fluttershy_artist-colon-swomswom.jpeg" text:style-name="Internet_20_link" text:visited-style-name="Visited_20_Internet_20_Link">/</text:a><text:a xlink:type="simple" xlink:href="https://derpicdn.net/img/view/2014/11/11/762622__safe_solo_fluttershy_artist-colon-swomswom.jpeg" text:style-name="Internet_20_link" text:visited-style-name="Visited_20_Internet_20_Link">img</text:a><text:a xlink:type="simple" xlink:href="https://derpicdn.net/img/view/2014/11/11/762622__safe_solo_fluttershy_artist-colon-swomswom.jpeg" text:style-name="Internet_20_link" text:visited-style-name="Visited_20_Internet_20_Link">/</text:a><text:a xlink:type="simple" xlink:href="https://derpicdn.net/img/view/2014/11/11/762622__safe_solo_fluttershy_artist-colon-swomswom.jpeg" text:style-name="Internet_20_link" text:visited-style-name="Visited_20_Internet_20_Link">view</text:a><text:a xlink:type="simple" xlink:href="https://derpicdn.net/img/view/2014/11/11/762622__safe_solo_fluttershy_artist-colon-swomswom.jpeg" text:style-name="Internet_20_link" text:visited-style-name="Visited_20_Internet_20_Link">/2014/11/11/762622__</text:a><text:a xlink:type="simple" xlink:href="https://derpicdn.net/img/view/2014/11/11/762622__safe_solo_fluttershy_artist-colon-swomswom.jpeg" text:style-name="Internet_20_link" text:visited-style-name="Visited_20_Internet_20_Link">safe</text:a><text:a xlink:type="simple" xlink:href="https://derpicdn.net/img/view/2014/11/11/762622__safe_solo_fluttershy_artist-colon-swomswom.jpeg" text:style-name="Internet_20_link" text:visited-style-name="Visited_20_Internet_20_Link">_</text:a><text:a xlink:type="simple" xlink:href="https://derpicdn.net/img/view/2014/11/11/762622__safe_solo_fluttershy_artist-colon-swomswom.jpeg" text:style-name="Internet_20_link" text:visited-style-name="Visited_20_Internet_20_Link">solo</text:a><text:a xlink:type="simple" xlink:href="https://derpicdn.net/img/view/2014/11/11/762622__safe_solo_fluttershy_artist-colon-swomswom.jpeg" text:style-name="Internet_20_link" text:visited-style-name="Visited_20_Internet_20_Link">_</text:a><text:a xlink:type="simple" xlink:href="https://derpicdn.net/img/view/2014/11/11/762622__safe_solo_fluttershy_artist-colon-swomswom.jpeg" text:style-name="Internet_20_link" text:visited-style-name="Visited_20_Internet_20_Link">fluttershy</text:a><text:a xlink:type="simple" xlink:href="https://derpicdn.net/img/view/2014/11/11/762622__safe_solo_fluttershy_artist-colon-swomswom.jpeg" text:style-name="Internet_20_link" text:visited-style-name="Visited_20_Internet_20_Link">_</text:a><text:a xlink:type="simple" xlink:href="https://derpicdn.net/img/view/2014/11/11/762622__safe_solo_fluttershy_artist-colon-swomswom.jpeg" text:style-name="Internet_20_link" text:visited-style-name="Visited_20_Internet_20_Link">artist</text:a><text:a xlink:type="simple" xlink:href="https://derpicdn.net/img/view/2014/11/11/762622__safe_solo_fluttershy_artist-colon-swomswom.jpeg" text:style-name="Internet_20_link" text:visited-style-name="Visited_20_Internet_20_Link">-</text:a><text:a xlink:type="simple" xlink:href="https://derpicdn.net/img/view/2014/11/11/762622__safe_solo_fluttershy_artist-colon-swomswom.jpeg" text:style-name="Internet_20_link" text:visited-style-name="Visited_20_Internet_20_Link">colon</text:a><text:a xlink:type="simple" xlink:href="https://derpicdn.net/img/view/2014/11/11/762622__safe_solo_fluttershy_artist-colon-swomswom.jpeg" text:style-name="Internet_20_link" text:visited-style-name="Visited_20_Internet_20_Link">-</text:a><text:a xlink:type="simple" xlink:href="https://derpicdn.net/img/view/2014/11/11/762622__safe_solo_fluttershy_artist-colon-swomswom.jpeg" text:style-name="Internet_20_link" text:visited-style-name="Visited_20_Internet_20_Link">swomswom</text:a><text:a xlink:type="simple" xlink:href="https://derpicdn.net/img/view/2014/11/11/762622__safe_solo_fluttershy_artist-colon-swomswom.jpeg" text:style-name="Internet_20_link" text:visited-style-name="Visited_20_Internet_20_Link">.</text:a><text:a xlink:type="simple" xlink:href="https://derpicdn.net/img/view/2014/11/11/762622__safe_solo_fluttershy_artist-colon-swomswom.jpeg" text:style-name="Internet_20_link" text:visited-style-name="Visited_20_Internet_20_Link">jpeg</text:a> (na obrazek nagłówka)</text:p>
      <text:p text:style-name="P1"/>
      <text:p text:style-name="P1">Tytuł: Opowieść o Szklanej Kuli</text:p>
      <text:p text:style-name="P1">Tagi: [Adventure] [Slice of Life] [Sad] [Mystery]</text:p>
      <text:p text:style-name="P1">Autor fanfika: Alberich</text:p>
      <text:p text:style-name="P1">Autor recenzji: Irwin</text:p>
      <text:p text:style-name="P1">Tekst pod obrazkiem, na nagłówek: Rzadko kiedy trafiają się rzeczy, które zaprawiony w bojach autor czyta tylko i wyłącznie dla własnej, perwersyjnej przyjemności. Opowieść o Szklanej Kuli jest jedną z nich.</text:p>
      <text:p text:style-name="P2"/>
      <text:p text:style-name="P1"/>
      <text:p text:style-name="P3">Mam taki cholerny, bardzo irytujący zwyczaj rozpoczynania swoich wypocin od jakiejś anegdotki, która poprzez naciągnięcie metafory do granic wytrzymałości, trafnie i celnie przybliży rozmówcy problematykę omawianej kwestii. Nie inaczej, rzecz jasna, będzie i teraz.</text:p>
      <text:p text:style-name="P3">Przyznam, że zawsze nieco obawiałem się alberichowych opowiadań. Znam go z tej człowieczo-twórczej strony nieco bliżej, dużo też dyskutuję ze wzmiankowanym autorem o czytaniu, pisaniu, a czasem nawet, gdy czuję się na siłach, literowaniu (nie wspominając o legendzie narosłej wokół naszego brodatego kolegi na skutek Zegarów i pochodnych tykających). Wszystkie me rozmowy z nim, które toczyłem poprzez internet, do niedawna składały się głównie z krzaczków, bowiem perfidne AQQ nie obsługiwało <text:span text:style-name="T2">–</text:span> tylko w jego wypadku! <text:span text:style-name="T2">–</text:span> polskich znaków w jego kwestiach (i znów zaznaczę <text:span text:style-name="T2">–</text:span> tylko jego!). Po dłuższym czasie przestało mi to przeszkadzać, ba! przyzwyczaiłem się, z radością odcyfrowując kolejne partie tekstu świetnego dyskutanta.</text:p>
      <text:p text:style-name="P3">Jednak głowę przed czytaniem zaprzątało mi tylko jedno, jedyne pytanie: ile, mimo braku krzaczków, zastąpionych nudnymi, codziennymi polskimi znakami, w opowiadaniu dojrzę znanego mi człowieka, jego rękę rzemieślnika, a ile będzie się kryło się za całym warsztatem twórczości?</text:p>
      <text:p text:style-name="P3"/>
      <text:p text:style-name="P3">Dzięki bogom, wziąłem właściwą pigułkę od właściwego murzyna, co pozwoliło mi się cieszyć z opowiadania (a także z paru innych rzeczy, takich jak m.in. kawałek tapety, torebki po herbacie oraz kawałek kabla, który wsadziłem sobie do nosa i którym robiłem Zabawne Gesty).</text:p>
      <text:p text:style-name="P2"/>
      <text:p text:style-name="P3">Wydawałoby się, że zaczynam czymś oderwanym od rzeczywistości <text:span text:style-name="T2">–</text:span> jednak dla mnie głównym motywem opowiadania jest właśnie świat, jego konwencja oraz coś, co z konwencji wypada. Jak mimochodem poucza tekst Albericha, zbytnie wgłębienie się w prawidła przedstawionych realiów prowadzi do cierpienia, katuszy i smętnej nudy (co przyzna każdy fan D&amp;D, który wyliczał całkę z many).</text:p>
      <text:p text:style-name="P3"/>
      <text:p text:style-name="P3">Całość zawiera się w 100 stronach i 50 000 słów, jednak czyta się to jednym ciągiem. O fabule najlepiej wypowiedział się sam autor, którego piszący zacytuje, by uniknąć spoilerów:</text:p>
      <text:p text:style-name="P3"><text:soft-page-break/></text:p>
      <text:p text:style-name="P2"><text:span text:style-name="T3">Po dość nieprzyjemnym wydarzeniu, Fluttershy dostaje w prezencie szklaną kulę z zatopioną w środku miniaturą Ponyville. Gdy losy jej przyjaciół zdają się toczyć starym torem, żółta klacz szuka odpowiedzi na dręczące ją wątpliwości... Tylko czy taka odpowiedź w ogóle istnieje? A jeśli tak, jakie straszliwe prawdy musi kryć za sobą? Nadszedł czas, by zmierzyć się ze światem i samą sobą. Wszystko się zmieni... albo właśnie pozostanie takim samym.</text:span> <text:span text:style-name="T3">A szklane kule dziwnym trafem mają w sobie coś urzekającego.</text:span></text:p>
      <text:p text:style-name="P2">Do strony technicznej nie mogę się w żaden sposób przyczepić, całość czytało się naprawdę przyjemnie. Nadmienię tylko, że w tekście sporadycznie zdarzają się literówki oraz błędy typu pomylenie podmiotów, jednak mogło się to zmienić <text:span text:style-name="T2">–</text:span> czytałem tekst krótko po publikacji. Porównanie Madeleine z filmem trochę na wyrost, ale ostatecznie chyba jest najbliżej prawdy <text:span text:style-name="T2">–</text:span> lepszego określenia nie znajdę. Bardzo ładny, solidny warsztat, zasługujący na głaskaniec – jednak oczkiem w głowie całego opowiadania jest kreacja głównej bohaterki oraz potęgowanie ich uczuć.</text:p>
      <text:p text:style-name="P2">Kreacja postaci zasługuje na najwyższe uznanie. Miejscami nieco razi tylko Pinkie Pie, która jest zbyt... logiczna i rozsądna (rozbawiła mnie tylko raz <text:span text:style-name="T2">–</text:span> tekstem o króliku) i summa summarum wyszła zaledwie dobrze. Czego nie można powiedzieć o reszcie postaci <text:span text:style-name="T2">–</text:span> są po prostu perfekcyjne. Poprzez opis, kwestie dialogowe, wszystkie mniejsze i większe manieryzmy lub gesty, Alberich z wdziękiem hiperrealistycznego artysty odtworzył główne bohaterki serialu. No, może raz czy dwa kwestia Rarity brzmiała, jakby mówiła ją Rainbow Dash, ale to już kwestia personalna.</text:p>
      <text:p text:style-name="P3">Jednak całe Mane Six minus jeden blednie przy głównej bohaterce przedstawionej w naprawdę genialny sposób. Pierwszy rozdział to, praktycznie rzecz biorąc, samo skupianie się na Fluttershy, jej przeżyciach oraz przemyśleniach. W pamięć zapadła mi świetna scena z czytaniem książki (genialne zastosowanie strzelby Czechowa!), przypominająca, że w końcu nie czytamy po to, by znów spojrzeć na słowa, tak doskonale w końcu znane, a ujrzeć samego siebie sprzed wielu, wielu lat. Wszystkie przedstawione przez autora drobne gesty, myśli, odruchy, zwątpienia <text:span text:style-name="T2">–</text:span> maestro! Nawet taki kretyn jak ja nie znajduje tutaj ani jednego potknięcia, ani jednej rzeczy, która mogła zostać skonstruowana nieco lepiej.</text:p>
      <text:p text:style-name="P2"/>
      <text:p text:style-name="P3">Samo opowiadanie muszę pochwalić przede wszystkim za potęgowanie uczucia obcości, odmienności, zauważenia braku spójności w przedstawionym świecie. Jak wspomniałem <text:span text:style-name="T2">–</text:span> ukazanie konwencji i czegoś, co do tej konwencji nie pasuje, jest tutaj poprowadzone po mistrzowsku. Wszystko, absolutnie wszystko jest tłem dla sfery wewnętrznej Fluttershy. Przerażonej oderwaniem od świata, do którego przestała pasować. </text:p>
      <text:p text:style-name="P3">Napięcie oraz uczucie niepokoju rośnie aż do kulminacyjnego momentu, gdy autor, odkrywając karty, zagrał na moich emocjach jak na cymbałkach. </text:p>
      <text:p text:style-name="P3"/>
      <text:p text:style-name="P3">Jeśli mam być szczery, to jest jeden z tych niewielu tekstów w fandomie, które można interpretować na wiele sposobów, a przy tym nie jest ociekającym metaforami, silącym się nieudolnie na głębokość pięknym obrazkiem. Nie, “Szklanej Kuli” bliżej do “Roku 1984” Orwella (zabawne jest to, że stawiając obie te pozycje obok siebie, nie uznaję tego za ujmę dla żadnej z nich <text:span text:style-name="T2">–</text:span> obie doskonale bronią się same).</text:p>
      <text:p text:style-name="P2"/>
      <text:p text:style-name="P3"><text:soft-page-break/>Kończąc: czytało się jednym ciągiem, wartko, fajnie i naprawdę przyjemnie, a po zakończeniu zmusiło do myślenia. Dwie mocne okejki na dwie, ze trzy siorbnięcia herbatą pełne aprobaty oraz uznania, ze dwa Dziwaczne Gesty oraz jedno cichutkie parsknięcie śmiechem. A opowiadanie mogę polecić niemalże każdemu.</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break-before="auto" fo:break-after="auto" style:writing-mode="lr-tb"/>
      <style:text-properties style:font-name="Trebuchet MS" fo:font-family="'Trebuchet MS'" fo:font-size="13pt" fo:font-weight="normal" style:font-name-asian="Trebuchet MS" style:font-family-asian="'Trebuchet MS'" style:font-size-asian="13pt" style:font-weight-asian="normal" style:font-name-complex="Trebuchet MS" style:font-family-complex="'Trebuchet MS'" style:font-size-complex="13pt" style:font-weight-complex="normal"/>
    </style:style>
    <style:style style:name="Heading_20_3" style:display-name="Heading 3"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2pt" fo:font-weight="normal" style:font-name-asian="Trebuchet MS" style:font-family-asian="'Trebuchet MS'" style:font-size-asian="12pt" style:font-weight-asian="normal" style:font-name-complex="Trebuchet MS" style:font-family-complex="'Trebuchet MS'" style:font-size-complex="12pt" style:font-weight-complex="normal"/>
    </style:style>
    <style:style style:name="Heading_20_4" style:display-name="Heading 4"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break-before="auto" fo:break-after="auto" style:writing-mode="lr-tb"/>
      <style:text-properties fo:color="#000000" style:font-name="Trebuchet MS" fo:font-family="'Trebuchet MS'" fo:font-size="13pt" fo:font-style="normal" style:font-name-asian="Trebuchet MS" style:font-family-asian="'Trebuchet MS'" style:font-size-asian="13pt" style:font-style-asian="normal" style:font-name-complex="Trebuchet MS" style:font-family-complex="'Trebuchet MS'" style:font-size-complex="13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2-04T19:39:52.609000000</dc:date>
    <meta:editing-duration>PT7M54S</meta:editing-duration>
    <meta:document-statistic meta:table-count="0" meta:image-count="0" meta:object-count="0" meta:page-count="3" meta:paragraph-count="22" meta:word-count="883" meta:character-count="6363" meta:non-whitespace-character-count="5488"/>
  </office:meta>
</office:document-meta>
</file>